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MTCNN PLUS MOBILEFACENET RECOGNITION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ST RESULTS ON FACE TOUGH IMAGE WHICH HAS 41 IMAG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ARYING BATCH SIZES 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MODEL INITIALISATION TIME (Sec.)</text:p>
          </table:table-cell>
          <table:table-cell table:style-name="ce1" office:value-type="string" calcext:value-type="string">
            <text:p>PRE-PROCESSING TIME (Sec.)</text:p>
          </table:table-cell>
          <table:table-cell table:style-name="ce1" office:value-type="string" calcext:value-type="string">
            <text:p>MTCNN DETECTION TIME (Sec.)</text:p>
          </table:table-cell>
          <table:table-cell table:style-name="ce1" office:value-type="string" calcext:value-type="string">
            <text:p>RECOGNITION TIME (Sec.)</text:p>
          </table:table-cell>
          <table:table-cell table:style-name="ce3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414" calcext:value-type="float">
            <text:p>0.414</text:p>
          </table:table-cell>
          <table:table-cell office:value-type="float" office:value="0.008" calcext:value-type="float">
            <text:p>0.008</text:p>
          </table:table-cell>
          <table:table-cell office:value-type="float" office:value="1.798" calcext:value-type="float">
            <text:p>1.798</text:p>
          </table:table-cell>
          <table:table-cell office:value-type="float" office:value="1.068" calcext:value-type="float">
            <text:p>1.068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8" calcext:value-type="float">
            <text:p>0.008</text:p>
          </table:table-cell>
          <table:table-cell office:value-type="float" office:value="1.826" calcext:value-type="float">
            <text:p>1.826</text:p>
          </table:table-cell>
          <table:table-cell office:value-type="float" office:value="0.901" calcext:value-type="float">
            <text:p>0.901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1" calcext:value-type="float">
            <text:p>1.841</text:p>
          </table:table-cell>
          <table:table-cell office:value-type="float" office:value="0.89" calcext:value-type="float">
            <text:p>0.8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1" calcext:value-type="float">
            <text:p>1.841</text:p>
          </table:table-cell>
          <table:table-cell office:value-type="float" office:value="0.937" calcext:value-type="float">
            <text:p>0.937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8" calcext:value-type="float">
            <text:p>0.008</text:p>
          </table:table-cell>
          <table:table-cell office:value-type="float" office:value="1.861" calcext:value-type="float">
            <text:p>1.861</text:p>
          </table:table-cell>
          <table:table-cell office:value-type="float" office:value="0.963" calcext:value-type="float">
            <text:p>0.963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7" calcext:value-type="float">
            <text:p>1.837</text:p>
          </table:table-cell>
          <table:table-cell office:value-type="float" office:value="0.92" calcext:value-type="float">
            <text:p>0.92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421" calcext:value-type="float">
            <text:p>0.421</text:p>
          </table:table-cell>
          <table:table-cell office:value-type="float" office:value="0.008" calcext:value-type="float">
            <text:p>0.008</text:p>
          </table:table-cell>
          <table:table-cell office:value-type="float" office:value="1.797" calcext:value-type="float">
            <text:p>1.797</text:p>
          </table:table-cell>
          <table:table-cell office:value-type="float" office:value="0.926" calcext:value-type="float">
            <text:p>0.926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6" calcext:value-type="float">
            <text:p>1.836</text:p>
          </table:table-cell>
          <table:table-cell office:value-type="float" office:value="1.039" calcext:value-type="float">
            <text:p>1.039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" calcext:value-type="float">
            <text:p>1.83</text:p>
          </table:table-cell>
          <table:table-cell office:value-type="float" office:value="0.992" calcext:value-type="float">
            <text:p>0.992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418" calcext:value-type="float">
            <text:p>0.418</text:p>
          </table:table-cell>
          <table:table-cell office:value-type="float" office:value="0.008" calcext:value-type="float">
            <text:p>0.008</text:p>
          </table:table-cell>
          <table:table-cell office:value-type="float" office:value="1.8" calcext:value-type="float">
            <text:p>1.8</text:p>
          </table:table-cell>
          <table:table-cell office:value-type="float" office:value="1.073" calcext:value-type="float">
            <text:p>1.073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28" calcext:value-type="float">
            <text:p>1.828</text:p>
          </table:table-cell>
          <table:table-cell office:value-type="float" office:value="0.957" calcext:value-type="float">
            <text:p>0.957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2" calcext:value-type="float">
            <text:p>1.842</text:p>
          </table:table-cell>
          <table:table-cell office:value-type="float" office:value="1.023" calcext:value-type="float">
            <text:p>1.023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09" calcext:value-type="float">
            <text:p>0.009</text:p>
          </table:table-cell>
          <table:table-cell office:value-type="float" office:value="1.831" calcext:value-type="float">
            <text:p>1.831</text:p>
          </table:table-cell>
          <table:table-cell office:value-type="float" office:value="1.083" calcext:value-type="float">
            <text:p>1.083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.38" calcext:value-type="float">
            <text:p>0.38</text:p>
          </table:table-cell>
          <table:table-cell office:value-type="float" office:value="0.009" calcext:value-type="float">
            <text:p>0.009</text:p>
          </table:table-cell>
          <table:table-cell office:value-type="float" office:value="1.911" calcext:value-type="float">
            <text:p>1.911</text:p>
          </table:table-cell>
          <table:table-cell office:value-type="float" office:value="0.905" calcext:value-type="float">
            <text:p>0.905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7" calcext:value-type="float">
            <text:p>0.007</text:p>
          </table:table-cell>
          <table:table-cell office:value-type="float" office:value="1.821" calcext:value-type="float">
            <text:p>1.821</text:p>
          </table:table-cell>
          <table:table-cell office:value-type="float" office:value="0.936" calcext:value-type="float">
            <text:p>0.936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8" calcext:value-type="float">
            <text:p>0.008</text:p>
          </table:table-cell>
          <table:table-cell office:value-type="float" office:value="1.85" calcext:value-type="float">
            <text:p>1.85</text:p>
          </table:table-cell>
          <table:table-cell office:value-type="float" office:value="0.97" calcext:value-type="float">
            <text:p>0.97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.378" calcext:value-type="float">
            <text:p>0.378</text:p>
          </table:table-cell>
          <table:table-cell office:value-type="float" office:value="0.008" calcext:value-type="float">
            <text:p>0.008</text:p>
          </table:table-cell>
          <table:table-cell office:value-type="float" office:value="1.803" calcext:value-type="float">
            <text:p>1.803</text:p>
          </table:table-cell>
          <table:table-cell office:value-type="float" office:value="1.168" calcext:value-type="float">
            <text:p>1.168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.38</text:p>
          </table:table-cell>
          <table:table-cell office:value-type="float" office:value="0.009" calcext:value-type="float">
            <text:p>0.009</text:p>
          </table:table-cell>
          <table:table-cell office:value-type="float" office:value="1.748" calcext:value-type="float">
            <text:p>1.748</text:p>
          </table:table-cell>
          <table:table-cell office:value-type="float" office:value="0.869" calcext:value-type="float">
            <text:p>0.869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5" calcext:value-type="float">
            <text:p>1.845</text:p>
          </table:table-cell>
          <table:table-cell office:value-type="float" office:value="0.956" calcext:value-type="float">
            <text:p>0.956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5" calcext:value-type="float">
            <text:p>1.835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8" calcext:value-type="float">
            <text:p>0.008</text:p>
          </table:table-cell>
          <table:table-cell office:value-type="float" office:value="1.851" calcext:value-type="float">
            <text:p>1.851</text:p>
          </table:table-cell>
          <table:table-cell office:value-type="float" office:value="1.128" calcext:value-type="float">
            <text:p>1.128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.364" calcext:value-type="float">
            <text:p>0.36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14" calcext:value-type="float">
            <text:p>1.814</text:p>
          </table:table-cell>
          <table:table-cell office:value-type="float" office:value="1.208" calcext:value-type="float">
            <text:p>1.20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7" table:default-cell-style-name="ce2"/>
        <table:table-column table:style-name="co6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MTCNN DETECTION TIME (Sec.)</text:p>
          </table:table-cell>
          <table:table-cell table:number-columns-repeated="2"/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MODEL INITIALISATION TIME (Sec.)</text:p>
          </table:table-cell>
          <table:table-cell table:style-name="ce1" office:value-type="string" calcext:value-type="string">
            <text:p>PRE-PROCESSING TIME (Sec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8" calcext:value-type="float">
            <text:p>1.79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414" calcext:value-type="float">
            <text:p>0.414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6" calcext:value-type="float">
            <text:p>1.82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367" calcext:value-type="float">
            <text:p>0.367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1" calcext:value-type="float">
            <text:p>1.84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374" calcext:value-type="float">
            <text:p>0.374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1" calcext:value-type="float">
            <text:p>1.841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61" calcext:value-type="float">
            <text:p>1.861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37" calcext:value-type="float">
            <text:p>1.837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.377" calcext:value-type="float">
            <text:p>0.377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97" calcext:value-type="float">
            <text:p>1.797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1" calcext:value-type="float">
            <text:p>0.421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6" calcext:value-type="float">
            <text:p>1.836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" calcext:value-type="float">
            <text:p>1.83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0.373" calcext:value-type="float">
            <text:p>0.373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18" calcext:value-type="float">
            <text:p>0.418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28" calcext:value-type="float">
            <text:p>1.828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374" calcext:value-type="float">
            <text:p>0.374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42" calcext:value-type="float">
            <text:p>1.842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371" calcext:value-type="float">
            <text:p>0.371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31" calcext:value-type="float">
            <text:p>1.831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11" calcext:value-type="float">
            <text:p>1.911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21" calcext:value-type="float">
            <text:p>1.821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377" calcext:value-type="float">
            <text:p>0.377</text:p>
          </table:table-cell>
          <table:table-cell table:style-name="ce2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" calcext:value-type="float">
            <text:p>1.85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373" calcext:value-type="float">
            <text:p>0.373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03" calcext:value-type="float">
            <text:p>1.803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378" calcext:value-type="float">
            <text:p>0.378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48" calcext:value-type="float">
            <text:p>1.748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845" calcext:value-type="float">
            <text:p>1.845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376" calcext:value-type="float">
            <text:p>0.376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35" calcext:value-type="float">
            <text:p>1.835</text:p>
          </table:table-cell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371" calcext:value-type="float">
            <text:p>0.371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51" calcext:value-type="float">
            <text:p>1.851</text:p>
          </table:table-cell>
          <table:table-cell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14" calcext:value-type="float">
            <text:p>1.814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364" calcext:value-type="float">
            <text:p>0.364</text:p>
          </table:table-cell>
          <table:table-cell table:style-name="ce2" office:value-type="float" office:value="0.008" calcext:value-type="float">
            <text:p>0.008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RECOGNITION TIME (Sec.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8" calcext:value-type="float">
            <text:p>1.0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" calcext:value-type="float">
            <text:p>0.9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7" calcext:value-type="float">
            <text:p>0.9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3" calcext:value-type="float">
            <text:p>0.9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6" calcext:value-type="float">
            <text:p>0.92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39" calcext:value-type="float">
            <text:p>1.0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2" calcext:value-type="float">
            <text:p>0.9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73" calcext:value-type="float">
            <text:p>1.07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7" calcext:value-type="float">
            <text:p>0.9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23" calcext:value-type="float">
            <text:p>1.0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83" calcext:value-type="float">
            <text:p>1.0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5" calcext:value-type="float">
            <text:p>0.90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6" calcext:value-type="float">
            <text:p>0.9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68" calcext:value-type="float">
            <text:p>1.16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9" calcext:value-type="float">
            <text:p>0.86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" calcext:value-type="float">
            <text:p>1.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28" calcext:value-type="float">
            <text:p>1.12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08" calcext:value-type="float">
            <text:p>1.2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9:35:05.643188454</meta:creation-date>
    <dc:date>2019-11-08T10:00:21.996907369</dc:date>
    <meta:editing-duration>PT25M14S</meta:editing-duration>
    <meta:editing-cycles>6</meta:editing-cycles>
    <meta:generator>LibreOffice/6.0.7.3$Linux_X86_64 LibreOffice_project/00m0$Build-3</meta:generator>
    <meta:document-statistic meta:table-count="2" meta:cell-count="280" meta:object-count="0"/>
  </office:meta>
</office:document-meta>
</file>